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358.41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69.7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47.31pt"/>
    </style:style>
    <style:style style:name="co8" style:family="table-column">
      <style:table-column-properties fo:break-before="auto" style:column-width="53.4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reat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ORCID</text:p>
          </table:table-cell>
          <table:table-cell office:value-type="string" calcext:value-type="string">
            <text:p>Google Scholar</text:p>
          </table:table-cell>
          <table:table-cell office:value-type="string" calcext:value-type="string">
            <text:p>ResearcherID</text:p>
          </table:table-cell>
          <table:table-cell office:value-type="string" calcext:value-type="string">
            <text:p>Literal String</text:p>
          </table:table-cell>
          <table:table-cell office:value-type="string" calcext:value-type="string">
            <text:p>Tool URI</text:p>
          </table:table-cell>
          <table:table-cell office:value-type="string" calcext:value-type="string">
            <text:p>Other URI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example.org/nanopubCreationToo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orcid.org/0000-0000-0000-000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www.researcherid.com/rid/B-5852-20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www.researcherid.com/rid/B-5927-20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www.researcherid.com/rid/B-6035-20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s://scholar.google.com/citations?user=PS2D2GoAAAAJ&amp;hl=pt-BR&amp;oi=sr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s://scholar.google.de/citations?user=3DvsLZ8AAAAJ&amp;hl=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s://scholar.google.it/citations?user=9aI21r8AAAAJ&amp;hl=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://nanobrowser.inn.ac/user/anonymous-5443287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s://github.com/globalbioticinteractions/elton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s://orcid.org/0000-0003-3138-411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://orcid.org/0000-0001-9842-9718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s://orcid.org/0000-0002-1267-0234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://orcid.org/0000-0003-4727-943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://sorry.vse.cz/~xhudj19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://orcid.org/0000-0002-5678-990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ttp://orcid.org/0000-0003-3138-4118</text:p>
          </table:table-cell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https://github.com/peta-pico/nanodesk</text:p>
          </table:table-cell>
          <table:table-cell table:number-columns-repeated="4"/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http://orcid.org/0000-0003-3734-6091</text:p>
          </table:table-cell>
          <table:table-cell office:value-type="float" office:value="151" calcext:value-type="float">
            <text:p>151</text:p>
          </table:table-cell>
          <table:table-cell table:number-columns-repeated="7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http://orcid.org/0000-0002-1215-167X</text:p>
          </table:table-cell>
          <table:table-cell office:value-type="float" office:value="1657" calcext:value-type="float">
            <text:p>1657</text:p>
          </table:table-cell>
          <table:table-cell table:number-columns-repeated="7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http://orcid.org/0000-0003-4818-2360</text:p>
          </table:table-cell>
          <table:table-cell office:value-type="float" office:value="1657" calcext:value-type="float">
            <text:p>1657</text:p>
          </table:table-cell>
          <table:table-cell table:number-columns-repeated="7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http://orcid.org/0000-0002-2759-8079</text:p>
          </table:table-cell>
          <table:table-cell office:value-type="float" office:value="1659" calcext:value-type="float">
            <text:p>1659</text:p>
          </table:table-cell>
          <table:table-cell table:number-columns-repeated="7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http://orcid.org/0000-0002-7990-1324</text:p>
          </table:table-cell>
          <table:table-cell office:value-type="float" office:value="1659" calcext:value-type="float">
            <text:p>1659</text:p>
          </table:table-cell>
          <table:table-cell table:number-columns-repeated="7"/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string" calcext:value-type="string">
            <text:p>http://orcid.org/0000-0001-6048-1457</text:p>
          </table:table-cell>
          <table:table-cell office:value-type="float" office:value="4588" calcext:value-type="float">
            <text:p>4588</text:p>
          </table:table-cell>
          <table:table-cell table:number-columns-repeated="7"/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string" calcext:value-type="string">
            <text:p>http://orcid.org/0000-0002-7770-620X</text:p>
          </table:table-cell>
          <table:table-cell office:value-type="float" office:value="4588" calcext:value-type="float">
            <text:p>4588</text:p>
          </table:table-cell>
          <table:table-cell table:number-columns-repeated="7"/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string" calcext:value-type="string">
            <text:p>http://orcid.org/0000-0001-7542-0286</text:p>
          </table:table-cell>
          <table:table-cell office:value-type="float" office:value="4932" calcext:value-type="float">
            <text:p>4932</text:p>
          </table:table-cell>
          <table:table-cell table:number-columns-repeated="7"/>
        </table:table-row>
        <table:table-row table:style-name="ro1">
          <table:table-cell office:value-type="float" office:value="79502" calcext:value-type="float">
            <text:p>79502</text:p>
          </table:table-cell>
          <table:table-cell office:value-type="string" calcext:value-type="string">
            <text:p>https://doi.org/10.5281/zenodo.1212599</text:p>
          </table:table-cell>
          <table:table-cell table:number-columns-repeated="4"/>
          <table:table-cell office:value-type="float" office:value="79502" calcext:value-type="float">
            <text:p>79502</text:p>
          </table:table-cell>
          <table:table-cell table:number-columns-repeated="3"/>
        </table:table-row>
        <table:table-row table:style-name="ro1">
          <table:table-cell office:value-type="float" office:value="196368" calcext:value-type="float">
            <text:p>196368</text:p>
          </table:table-cell>
          <table:table-cell office:value-type="string" calcext:value-type="string">
            <text:p>http://orcid.org/0000-0001-8499-824X</text:p>
          </table:table-cell>
          <table:table-cell office:value-type="float" office:value="196368" calcext:value-type="float">
            <text:p>196368</text:p>
          </table:table-cell>
          <table:table-cell table:number-columns-repeated="7"/>
        </table:table-row>
        <table:table-row table:style-name="ro1">
          <table:table-cell office:value-type="float" office:value="286683" calcext:value-type="float">
            <text:p>286683</text:p>
          </table:table-cell>
          <table:table-cell office:value-type="string" calcext:value-type="string">
            <text:p>http://orcid.org/0000-0002-1267-0234</text:p>
          </table:table-cell>
          <table:table-cell office:value-type="float" office:value="286683" calcext:value-type="float">
            <text:p>286683</text:p>
          </table:table-cell>
          <table:table-cell table:number-columns-repeated="7"/>
        </table:table-row>
        <table:table-row table:style-name="ro1">
          <table:table-cell office:value-type="float" office:value="1254468" calcext:value-type="float">
            <text:p>1254468</text:p>
          </table:table-cell>
          <table:table-cell office:value-type="string" calcext:value-type="string">
            <text:p>Human Protein Atlas project</text:p>
          </table:table-cell>
          <table:table-cell table:number-columns-repeated="3"/>
          <table:table-cell office:value-type="float" office:value="1254468" calcext:value-type="float">
            <text:p>1254468</text:p>
          </table:table-cell>
          <table:table-cell table:number-columns-repeated="4"/>
        </table:table-row>
        <table:table-row table:style-name="ro1">
          <table:table-cell office:value-type="float" office:value="1254468" calcext:value-type="float">
            <text:p>1254468</text:p>
          </table:table-cell>
          <table:table-cell office:value-type="string" calcext:value-type="string">
            <text:p>Kalle von Feilitzen</text:p>
          </table:table-cell>
          <table:table-cell table:number-columns-repeated="3"/>
          <table:table-cell office:value-type="float" office:value="1254468" calcext:value-type="float">
            <text:p>1254468</text:p>
          </table:table-cell>
          <table:table-cell table:number-columns-repeated="4"/>
        </table:table-row>
        <table:table-row table:style-name="ro1">
          <table:table-cell office:value-type="float" office:value="4025981" calcext:value-type="float">
            <text:p>4025981</text:p>
          </table:table-cell>
          <table:table-cell office:value-type="string" calcext:value-type="string">
            <text:p>http://orcid.org/0000-0002-1303-2189</text:p>
          </table:table-cell>
          <table:table-cell office:value-type="float" office:value="4025981" calcext:value-type="float">
            <text:p>4025981</text:p>
          </table:table-cell>
          <table:table-cell table:number-columns-repeated="7"/>
        </table:table-row>
        <table:table-row table:style-name="ro1">
          <table:table-cell office:value-type="float" office:value="4025981" calcext:value-type="float">
            <text:p>4025981</text:p>
          </table:table-cell>
          <table:table-cell office:value-type="string" calcext:value-type="string">
            <text:p>http://orcid.org/0000-0003-1813-6857</text:p>
          </table:table-cell>
          <table:table-cell office:value-type="float" office:value="4025981" calcext:value-type="float">
            <text:p>4025981</text:p>
          </table:table-cell>
          <table:table-cell table:number-columns-repeated="7"/>
        </table:table-row>
        <table:table-row table:style-name="ro1">
          <table:table-cell office:value-type="float" office:value="4025981" calcext:value-type="float">
            <text:p>4025981</text:p>
          </table:table-cell>
          <table:table-cell office:value-type="string" calcext:value-type="string">
            <text:p>CALIPHO project</text:p>
          </table:table-cell>
          <table:table-cell table:number-columns-repeated="3"/>
          <table:table-cell office:value-type="float" office:value="4025981" calcext:value-type="float">
            <text:p>4025981</text:p>
          </table:table-cell>
          <table:table-cell table:number-columns-repeated="4"/>
        </table:table-row>
        <table:table-row table:style-name="ro1">
          <table:table-cell office:value-type="float" office:value="4030007" calcext:value-type="float">
            <text:p>4030007</text:p>
          </table:table-cell>
          <table:table-cell office:value-type="string" calcext:value-type="string">
            <text:p>http://orcid.org/0000-0001-6710-1373</text:p>
          </table:table-cell>
          <table:table-cell office:value-type="float" office:value="4030007" calcext:value-type="float">
            <text:p>4030007</text:p>
          </table:table-cell>
          <table:table-cell table:number-columns-repeated="7"/>
        </table:table-row>
        <table:table-row table:style-name="ro1">
          <table:table-cell office:value-type="float" office:value="4150992" calcext:value-type="float">
            <text:p>4150992</text:p>
          </table:table-cell>
          <table:table-cell office:value-type="string" calcext:value-type="string">
            <text:p>http://orcid.org/0000-0001-6818-334X</text:p>
          </table:table-cell>
          <table:table-cell office:value-type="float" office:value="4150992" calcext:value-type="float">
            <text:p>4150992</text:p>
          </table:table-cell>
          <table:table-cell table:number-columns-repeated="7"/>
        </table:table-row>
        <table:table-row table:style-name="ro1">
          <table:table-cell office:value-type="float" office:value="4843212" calcext:value-type="float">
            <text:p>4843212</text:p>
          </table:table-cell>
          <table:table-cell office:value-type="string" calcext:value-type="string">
            <text:p>http://orcid.org/0000-0001-5999-6269</text:p>
          </table:table-cell>
          <table:table-cell office:value-type="float" office:value="4843212" calcext:value-type="float">
            <text:p>4843212</text:p>
          </table:table-cell>
          <table:table-cell table:number-columns-repeated="7"/>
        </table:table-row>
        <table:table-row table:style-name="ro1">
          <table:table-cell office:value-type="float" office:value="4843212" calcext:value-type="float">
            <text:p>4843212</text:p>
          </table:table-cell>
          <table:table-cell office:value-type="string" calcext:value-type="string">
            <text:p>http://orcid.org/0000-0002-7534-7661</text:p>
          </table:table-cell>
          <table:table-cell office:value-type="float" office:value="4843212" calcext:value-type="float">
            <text:p>4843212</text:p>
          </table:table-cell>
          <table:table-cell table:number-columns-repeated="7"/>
        </table:table-row>
        <table:table-row table:style-name="ro1">
          <table:table-cell office:value-type="float" office:value="4843212" calcext:value-type="float">
            <text:p>4843212</text:p>
          </table:table-cell>
          <table:table-cell office:value-type="string" calcext:value-type="string">
            <text:p>http://orcid.org/0000-0003-1244-7654</text:p>
          </table:table-cell>
          <table:table-cell office:value-type="float" office:value="4843212" calcext:value-type="float">
            <text:p>4843212</text:p>
          </table:table-cell>
          <table:table-cell table:number-columns-repeated="7"/>
        </table:table-row>
        <table:table-row table:style-name="ro1">
          <table:table-cell office:value-type="float" office:value="4846587" calcext:value-type="float">
            <text:p>4846587</text:p>
          </table:table-cell>
          <table:table-cell office:value-type="string" calcext:value-type="string">
            <text:p>http://orcid.org/0000-0002-9383-528X</text:p>
          </table:table-cell>
          <table:table-cell office:value-type="float" office:value="4846587" calcext:value-type="float">
            <text:p>4846587</text:p>
          </table:table-cell>
          <table:table-cell table:number-columns-repeated="7"/>
        </table:table-row>
        <table:table-row table:style-name="ro1">
          <table:table-cell office:value-type="float" office:value="4851432" calcext:value-type="float">
            <text:p>4851432</text:p>
          </table:table-cell>
          <table:table-cell office:value-type="string" calcext:value-type="string">
            <text:p>http://orcid.org/0000-0003-0169-8159</text:p>
          </table:table-cell>
          <table:table-cell office:value-type="float" office:value="4851432" calcext:value-type="float">
            <text:p>4851432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Total:</text:p>
          </table:table-cell>
        </table:table-row>
        <table:table-row table:style-name="ro1">
          <table:table-cell/>
          <table:table-cell office:value-type="string" calcext:value-type="string">
            <text:p>count IDs:</text:p>
          </table:table-cell>
          <table:table-cell table:formula="of:=COUNT([.C2:.C42])" office:value-type="float" office:value="26" calcext:value-type="float">
            <text:p>26</text:p>
          </table:table-cell>
          <table:table-cell table:formula="of:=COUNT([.D2:.D42])" office:value-type="float" office:value="3" calcext:value-type="float">
            <text:p>3</text:p>
          </table:table-cell>
          <table:table-cell table:formula="of:=COUNT([.E2:.E42])" office:value-type="float" office:value="3" calcext:value-type="float">
            <text:p>3</text:p>
          </table:table-cell>
          <table:table-cell table:formula="of:=COUNT([.F2:.F42])" office:value-type="float" office:value="3" calcext:value-type="float">
            <text:p>3</text:p>
          </table:table-cell>
          <table:table-cell table:formula="of:=COUNT([.G2:.G42])" office:value-type="float" office:value="4" calcext:value-type="float">
            <text:p>4</text:p>
          </table:table-cell>
          <table:table-cell table:formula="of:=COUNT([.H2:.H42])" office:value-type="float" office:value="2" calcext:value-type="float">
            <text:p>2</text:p>
          </table:table-cell>
          <table:table-cell/>
          <table:table-cell table:formula="of:=SUM([.C44:.H44])"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string" calcext:value-type="string">
            <text:p>total mentions:</text:p>
          </table:table-cell>
          <table:table-cell table:formula="of:=SUM([.C2:.C42])" office:value-type="float" office:value="40964679" calcext:value-type="float">
            <text:p>40964679</text:p>
          </table:table-cell>
          <table:table-cell table:formula="of:=SUM([.D2:.D42])" office:value-type="float" office:value="3" calcext:value-type="float">
            <text:p>3</text:p>
          </table:table-cell>
          <table:table-cell table:formula="of:=SUM([.E2:.E42])" office:value-type="float" office:value="3" calcext:value-type="float">
            <text:p>3</text:p>
          </table:table-cell>
          <table:table-cell table:formula="of:=SUM([.F2:.F42])" office:value-type="float" office:value="6534917" calcext:value-type="float">
            <text:p>6534917</text:p>
          </table:table-cell>
          <table:table-cell table:formula="of:=SUM([.G2:.G42])" office:value-type="float" office:value="79617" calcext:value-type="float">
            <text:p>79617</text:p>
          </table:table-cell>
          <table:table-cell table:formula="of:=SUM([.H2:.H42])" office:value-type="float" office:value="16" calcext:value-type="float">
            <text:p>16</text:p>
          </table:table-cell>
          <table:table-cell/>
          <table:table-cell table:formula="of:=SUM([.C45:.H45])" office:value-type="float" office:value="47579235" calcext:value-type="float">
            <text:p>475792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/00/0000</text:date>, <text:time style:data-style-name="N2" text:time-value="16:42:47.106736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dc:date>2018-04-05T16:44:25.182980108</dc:date>
    <dc:creator>Tobias Kuhn</dc:creator>
    <meta:editing-duration>PT1M38S</meta:editing-duration>
    <meta:editing-cycles>1</meta:editing-cycles>
    <meta:document-statistic meta:table-count="1" meta:cell-count="148" meta:object-count="0"/>
  </office:meta>
</office:document-meta>
</file>